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in" style:line-height-at-least="0.198in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198in" fo:text-align="end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0835in" style:line-height-at-least="0.198in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0835in" style:line-height-at-least="0.198in" fo:text-align="start" style:justify-single-word="false" fo:orphans="2" fo:widows="2" fo:text-indent="0in" style:auto-text-indent="false" fo:padding="0in" fo:border="none"/>
      <style:text-properties fo:font-variant="normal" fo:text-transform="none" fo:color="#5f5f5f" style:font-name="Lucida Grande" fo:font-size="11.25pt" fo:letter-spacing="normal" fo:font-style="normal" fo:font-weight="normal"/>
    </style:style>
    <style:style style:name="T1" style:family="text">
      <style:text-properties fo:font-variant="normal" fo:text-transform="none" fo:color="#5f5f5f" style:font-name="Lucida Grande" fo:font-size="9pt" fo:letter-spacing="normal" fo:font-style="normal" fo:font-weight="bold"/>
    </style:style>
    <style:style style:name="T2" style:family="text">
      <style:text-properties fo:font-variant="normal" fo:text-transform="none" fo:color="#5f5f5f" style:font-name="Lucida Grande" fo:font-size="9pt" fo:letter-spacing="normal" fo:font-style="normal" fo:font-weight="bold" fo:background-color="#f0f0f0"/>
    </style:style>
    <style:style style:name="T3" style:family="text">
      <style:text-properties fo:font-variant="normal" fo:text-transform="none" fo:color="#5f5f5f" style:font-name="Lucida Grande" fo:font-size="12pt" fo:letter-spacing="normal" fo:font-style="normal" fo:font-weight="bold"/>
    </style:style>
    <style:style style:name="T4" style:family="text">
      <style:text-properties fo:font-variant="normal" fo:text-transform="none" fo:color="#5f5f5f" style:font-name="Lucida Grande" fo:font-size="11.2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>Many aeons ago...</text:span></text:h>
      <text:p text:style-name="P4"><text:span text:style-name="Emphasis"><text:span text:style-name="T4">by Patrul Rinpoche</text:span></text:span></text:p>
      <text:p text:style-name="P2">Namo guru!</text:p>
      <text:p text:style-name="P5">Your mind, many aeons ago, rid itself of all deceit,<text:line-break/>Your speech, honest and true, is free of any form of artifice,<text:line-break/>Your body's acts are disciplined and unpretentious—<text:line-break/>Great sage, genuine and wise, to you I prostrate!</text:p>
      <text:p text:style-name="P5">Buddha's heirs, who have seen the ultimate meaning,<text:line-break/>Speakers of truth, whose words have prophetic power,<text:line-break/>Those on the way to liberation through the three vehicles—<text:line-break/>Before you all, in devotion, I bow down!</text:p>
      <text:p text:style-name="P5">From now on, in all future rebirths, throughout my lives,<text:line-break/>Buddhas and bodhisattvas, may I never part from you!<text:line-break/>Buddhas and bodhisattvas, please accept me as your follower!<text:line-break/>Buddhas and bodhisattvas, let me gain accomplishment just like you!</text:p>
      <text:p text:style-name="P5">My body's actions—may they be disciplined and unpretentious,<text:line-break/>My speech—may it be honest, without falsity or deception,<text:line-break/>My mind—may it be genuine, without artifice or deceit,<text:line-break/>And may I rely upon spiritual guides and true Dharma friends!</text:p>
      <text:p text:style-name="P5">The first entrance to the path of liberation,<text:line-break/>The first route of escape from samsara's perils,<text:line-break/>The first preliminary to all practices of Dharma:<text:line-break/>Genuine renunciation—may it dawn within my mind!</text:p>
      <text:p text:style-name="P5">With it, I have all that's needed to attain enlightenment,<text:line-break/>And without it, there's no way to find awakening,<text:line-break/>The indisputable seed from which buddhahood is gained,<text:line-break/>Utterly pure, supreme bodhichitta—may I generate it!</text:p>
      <text:p text:style-name="P5">Further and further, may supreme bodhichitta develop,<text:line-break/>Throughout my lives, may bodhichitta never be forgotten,<text:line-break/>Again and again, may I meditate on bodhichitta,<text:line-break/>And always train in the way of the bodhisattva!</text:p>
      <text:p text:style-name="P5">Whatever the enlightened actions of the great Sage,<text:line-break/>Heroic Manjushri, or Samantabhadra,<text:line-break/>In all my lives, may my own actions be equal to theirs,<text:line-break/>And spontaneously may I accomplish my own and others' welfare!</text:p>
      <text:p text:style-name="P5">Excellent path, which brings about buddhahood in but a single lifetime,<text:line-break/>With skilful methods to benefit oneself and others at one and the same time,<text:line-break/>And the view of a single reality in which samsara and nirvana are inseparable—<text:line-break/>May I embark upon this unique path of the vajra vehicle!</text:p>
      <text:p text:style-name="P5">Hosts of vajra holders, who cultivate the approach of this path,<text:line-break/>Taking as partners those who bring about blissful emptiness,<text:line-break/>As a way for co-emergent wisdom to be introduced—<text:line-break/>May this unique path be enjoyed in the realm of the dakinis!</text:p>
      <text:p text:style-name="P5"><text:soft-page-break/>The face of my original nature, mind itself, left unaltered,<text:line-break/>My very own essence, beyond contrivance—may I see it laid bare!<text:line-break/>Sustaining meditation untainted by any trace of alteration,<text:line-break/>May I gain the ultimate fruition free from any fabrication!</text:p>
      <text:p text:style-name="P5">In the meantime, may all my wishes be fulfilled!<text:line-break/>For as long as I live, may I have no negative intentions,<text:line-break/>And when I die, may I not suffer a painful death,<text:line-break/>Having died, may there be no fear of delusory appearances!</text:p>
      <text:p text:style-name="P5">May all who see me, hear me, think of me, or come in contact with me in any way,<text:line-break/>Develop renunciation, bodhichitta, and co-emergent wisdom,<text:line-break/>And similarly may rigpa too, just as it is, arise within their minds,<text:line-break/>So that, swiftly, they may arrive at perfect buddhahood!</text:p>
      <text:p text:style-name="P5">May I behold the sun-like Buddha with his signs and marks,<text:line-break/>May I savour the nectar of the sun-like Dharma in my heart,<text:line-break/>And may the sun-like Sangha accompany me to liberation—<text:line-break/>From the light of these three sun-like Supreme Ones, may I never part!</text:p>
      <text:p text:style-name="P4"><text:span text:style-name="Emphasis"><text:span text:style-name="T4">To fulfil the wishes of the practitioner Nyima, this was written by Palge, the mere reflection of a genuine monk. May virtue abound!</text:span></text:span></text:p>
      <text:p text:style-name="P3">| Translated by Adam Pearcey 2010. Many thanks to Alak Zenkar Rinpoch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30:59</meta:creation-date>
    <dc:date>2012-05-12T23:31:27</dc:date>
    <dc:creator>Maxim Sokhatsky</dc:creator>
    <meta:editing-duration>P0D</meta:editing-duration>
    <meta:editing-cycles>1</meta:editing-cycles>
    <meta:document-statistic meta:table-count="0" meta:image-count="0" meta:object-count="0" meta:page-count="2" meta:paragraph-count="19" meta:word-count="585" meta:character-count="3454" meta:non-whitespace-character-count="2888"/>
    <meta:generator>LibreOffice/3.5$Linux_X86_64 LibreOffice_project/350m1$Build-2</meta:generator>
  </office:meta>
</office:document-meta>
</file>